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26<text:span text:style-name="T3">Th</text:span> August 2014 Time : 3.00 PM to 3.30 PM , Telemetry Lab, Telephonic Conference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SNK,CPK,DBB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20410833921" text:style-name="L1">
              <text:list-item>
                <text:p text:style-name="P6">RRU updated that he has implemented all FPS system commands in Online_V2.</text:p>
                <text:p text:style-name="P6"/>
              </text:list-item>
              <text:list-item>
                <text:p text:style-name="P6">SNK updated that hexagonal grid pointing procedure is completed.</text:p>
                <text:p text:style-name="P6"><text:s text:c="3"/>- VLA calibrator is available on GMRT web page.</text:p>
                <text:p text:style-name="P6"/>
              </text:list-item>
              <text:list-item>
                <text:p text:style-name="P6">DBB completed Sun coordinate calculation.</text:p>
                <text:p text:style-name="P6"/>
              </text:list-item>
              <text:list-item>
                <text:p text:style-name="P6">CPK updated that he has put indent for server class machine ( Dell T420 ) &amp; three 27'</text:p>
                <text:p text:style-name="P6"><text:s text:c="3"/>monitor.</text:p>
                <text:p text:style-name="P6"><text:s text:c="2"/>Rabbit MCM fabrication work is going on.</text:p>
                <text:p text:style-name="P6"><text:s/>- Started working on FPS system implementation.</text:p>
                <text:p text:style-name="P6"/>
              </text:list-item>
              <text:list-item>
                <text:p text:style-name="P6">SSS sent Email update :</text:p>
                <text:p text:style-name="P6"><text:s text:c="3"/>1. Upgraded FITS file converter i.e. it can extract individual source, which is taking less <text:s/>time for analysis as compared to previous analysis.(except few bugs which I have to remove.)</text:p>
                <text:p text:style-name="P6">2. Fits conversion can be done for dual freq. (which it was doing in past also) but it is</text:p>
                <text:p text:style-name="P6">upgraded for individual sources extraction also.</text:p>
                <text:p text:style-name="P6">3. Now analysis script can run for flux cal as well as phase cal, as we discussed in last</text:p>
                <text:p text:style-name="P6">meeting that at the beginning script should run for flux cal only. But It can be run for</text:p>
                <text:p text:style-name="P6">flux as well as phase cal i.e. both. So as per that I have done relevant modifications in</text:p>
                <text:p text:style-name="P6">CASAPY script.</text:p>
                <text:p text:style-name="P6">4. Front end work is still remaining and I am doing that part also.</text:p>
                <text:p text:style-name="P6"/>
              </text:list-item>
              <text:list-item>
                <text:p text:style-name="P6">NGK informed that maintenance period will start from mid September. <text:s text:c="2"/>She will come GMRT next week, where all team member will discuss what can be done <text:s/>in this maintenance period.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9-09T18:44:37</dc:date>
    <dc:creator>teleset </dc:creator>
    <meta:editing-duration>P1DT17H23M30S</meta:editing-duration>
    <meta:editing-cycles>584</meta:editing-cycles>
    <meta:generator>LibreOffice/3.4$Linux LibreOffice_project/340m1$Build-602</meta:generator>
    <meta:document-statistic meta:table-count="1" meta:image-count="0" meta:object-count="0" meta:page-count="1" meta:paragraph-count="33" meta:word-count="294" meta:character-count="1619" meta:non-whitespace-character-count="1318"/>
  </office:meta>
</office:document-meta>
</file>